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 13 Part I: The Record Collection</text:h>
      <text:p text:style-name="Text_20_body">The file SmallCollection which you find in this lab contains a small collection of records. <text:s/>Each record begins with a record title and ends with a line containing only an &amp;. Here is the form of the record information:</text:p>
      <text:p text:style-name="Text_20_body"/>
      <text:p text:style-name="P1">title</text:p>
      <text:p text:style-name="P1">artist 1</text:p>
      <text:p text:style-name="P1">...</text:p>
      <text:p text:style-name="P1">#</text:p>
      <text:p text:style-name="P1">artist 2</text:p>
      <text:p text:style-name="P1">...</text:p>
      <text:p text:style-name="P1">#</text:p>
      <text:p text:style-name="P1">...</text:p>
      <text:p text:style-name="P1">artist k</text:p>
      <text:p text:style-name="P1">...</text:p>
      <text:p text:style-name="P1">@</text:p>
      <text:p text:style-name="P1">genre</text:p>
      <text:p text:style-name="P1">release date</text:p>
      <text:p text:style-name="P1">number of tracks</text:p>
      <text:p text:style-name="P1">track1</text:p>
      <text:p text:style-name="P1">...</text:p>
      <text:p text:style-name="P1">#</text:p>
      <text:p text:style-name="P1">track 2</text:p>
      <text:p text:style-name="P1">...</text:p>
      <text:p text:style-name="P1">#</text:p>
      <text:p text:style-name="P1">...</text:p>
      <text:p text:style-name="P1">track m</text:p>
      <text:p text:style-name="P1">...</text:p>
      <text:p text:style-name="P1">#</text:p>
      <text:p text:style-name="P1">@</text:p>
      <text:p text:style-name="P1">format (CD or vinyl or other)</text:p>
      <text:p text:style-name="P1">&amp;</text:p>
      <text:p text:style-name="Text_20_body"/>
      <text:p text:style-name="Text_20_body"/>
      <text:p text:style-name="Text_20_body"><text:soft-page-break/></text:p>
      <text:p text:style-name="Text_20_body">Each of the artist groups consists of the following where there is a list of the tracks on this album that the artist was involved with.</text:p>
      <text:p text:style-name="Text_20_body"/>
      <text:p text:style-name="P1">artist name</text:p>
      <text:p text:style-name="P1">genre</text:p>
      <text:p text:style-name="P1">tracknumber 1</text:p>
      <text:p text:style-name="P1">tracknumber 2</text:p>
      <text:p text:style-name="P1">...</text:p>
      <text:p text:style-name="P1">tracknumber j</text:p>
      <text:p text:style-name="P1">#</text:p>
      <text:p text:style-name="Text_20_body"/>
      <text:p text:style-name="Text_20_body">Each of the track groups consists of:</text:p>
      <text:p text:style-name="P1">title</text:p>
      <text:p text:style-name="P1">length in seconds</text:p>
      <text:p text:style-name="P1">track number</text:p>
      <text:p text:style-name="P1">rating</text:p>
      <text:p text:style-name="P1">release date</text:p>
      <text:p text:style-name="P1">person 1</text:p>
      <text:p text:style-name="P1">type</text:p>
      <text:p text:style-name="P1">...</text:p>
      <text:p text:style-name="P1">%</text:p>
      <text:p text:style-name="P1">person 2</text:p>
      <text:p text:style-name="P1">type</text:p>
      <text:p text:style-name="P1">...</text:p>
      <text:p text:style-name="P1">%</text:p>
      <text:p text:style-name="P1">...</text:p>
      <text:p text:style-name="P1">person k</text:p>
      <text:p text:style-name="P1">type</text:p>
      <text:p text:style-name="P1">...</text:p>
      <text:p text:style-name="P1">%</text:p>
      <text:p text:style-name="P1"/>
      <text:p text:style-name="Text_20_body">where the type of a person could be an artist, a lyricist, a songwriter, a producer, ....</text:p>
      <text:p text:style-name="Text_20_body"/>
      <text:p text:style-name="Text_20_body"><text:soft-page-break/>I have included a file called SmallCollection which is organized in this fashion for you. Obviously, since all of this information is contained in a record you can always tell which record an artist or person or track belongs to when creating the classes for person or track or record.</text:p>
      <text:p text:style-name="Text_20_body">Try to avoid redundancy in the actual stored records. For example, a record object need not have information which is also stored with tracks or artists since if it has a container of tracks and a container of artists then that information will be available through those classes. (Of course, it will still have things like the album name, release date, ...)</text:p>
      <text:p text:style-name="Text_20_body"/>
      <text:p text:style-name="Text_20_body">Design your classes carefully and write a program that will read the information in from the file and, then, create the appropriate objects and collections of objects and write those objects and collections of objects to files using ObjectWriter.</text:p>
      <text:p text:style-name="Text_20_body"/>
      <text:p text:style-name="Text_20_body">Then design a test class that will read in the stuff you wrote with ObjectReader and verify that the right stuff got sav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ynn Ziegler</meta:initial-creator>
    <meta:creation-date>2011-03-24T14:33:55</meta:creation-date>
    <dc:date>2011-03-24T15:33:56</dc:date>
    <dc:creator>Lynn Ziegler</dc:creator>
    <meta:editing-duration>PT00H37M54S</meta:editing-duration>
    <meta:editing-cycles>2</meta:editing-cycles>
    <meta:generator>OpenOffice.org/3.2$Unix OpenOffice.org_project/320m12$Build-9483</meta:generator>
    <meta:document-statistic meta:table-count="0" meta:image-count="0" meta:object-count="0" meta:page-count="3" meta:paragraph-count="61" meta:word-count="346" meta:character-count="1833"/>
  </office:meta>
</office:document-meta>
</file>